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660ec" officeooo:paragraph-rsid="001660ec"/>
    </style:style>
    <style:style style:name="P2" style:family="paragraph" style:parent-style-name="Text_20_body" style:list-style-name="L2">
      <style:text-properties officeooo:rsid="001660ec" officeooo:paragraph-rsid="001660ec"/>
    </style:style>
    <style:style style:name="P3" style:family="paragraph" style:parent-style-name="Text_20_body" style:list-style-name="L3">
      <style:text-properties officeooo:rsid="001660ec" officeooo:paragraph-rsid="001660ec"/>
    </style:style>
    <style:style style:name="P4" style:family="paragraph" style:parent-style-name="Text_20_body" style:list-style-name="L4">
      <style:text-properties officeooo:rsid="001660ec" officeooo:paragraph-rsid="001660ec"/>
    </style:style>
    <style:style style:name="P5" style:family="paragraph" style:parent-style-name="Text_20_body" style:list-style-name="L5">
      <style:text-properties officeooo:rsid="00176091" officeooo:paragraph-rsid="00176091"/>
    </style:style>
    <style:style style:name="P6" style:family="paragraph" style:parent-style-name="Text_20_body" style:list-style-name="L6">
      <style:text-properties officeooo:rsid="00176091" officeooo:paragraph-rsid="00176091"/>
    </style:style>
    <style:style style:name="P7" style:family="paragraph" style:parent-style-name="Text_20_body" style:list-style-name="L7">
      <style:text-properties officeooo:rsid="00176091" officeooo:paragraph-rsid="00176091"/>
    </style:style>
    <style:style style:name="P8" style:family="paragraph" style:parent-style-name="Text_20_body" style:list-style-name="L8">
      <style:text-properties officeooo:rsid="00176091" officeooo:paragraph-rsid="00176091"/>
    </style:style>
    <style:style style:name="P9" style:family="paragraph" style:parent-style-name="Text_20_body" style:list-style-name="L9">
      <style:text-properties officeooo:rsid="00178ab4" officeooo:paragraph-rsid="00178ab4"/>
    </style:style>
    <style:style style:name="P10" style:family="paragraph" style:parent-style-name="Text_20_body" style:list-style-name="L10">
      <style:text-properties officeooo:rsid="00178ab4" officeooo:paragraph-rsid="00178ab4"/>
    </style:style>
    <style:style style:name="P11" style:family="paragraph" style:parent-style-name="Text_20_body" style:list-style-name="L11">
      <style:text-properties officeooo:rsid="00178ab4" officeooo:paragraph-rsid="00178ab4"/>
    </style:style>
    <style:style style:name="P12" style:family="paragraph" style:parent-style-name="Text_20_body">
      <style:text-properties officeooo:rsid="00178ab4" officeooo:paragraph-rsid="00178a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 Cervantes</text:p>
      <text:p text:style-name="P12">Gary</text:p>
      <text:p text:style-name="P12">22FEB2019</text:p>
      <text:p text:style-name="P12">CSCI240</text:p>
      <text:p text:style-name="Text_20_body">1. What are the four key design properties of trusted systems?</text:p>
      <text:list xml:id="list4105338372" text:style-name="L1">
        <text:list-item>
          <text:p text:style-name="P1">Functional Correctness</text:p>
        </text:list-item>
        <text:list-item>
          <text:p text:style-name="P1">Enforcement of Integrity</text:p>
        </text:list-item>
        <text:list-item>
          <text:p text:style-name="P1">Limited Privilege</text:p>
        </text:list-item>
        <text:list-item>
          <text:p text:style-name="P1">Appropriate confidence level</text:p>
        </text:list-item>
      </text:list>
      <text:p text:style-name="Text_20_body">2. What is a kernel?</text:p>
      <text:list xml:id="list1780192148" text:style-name="L2">
        <text:list-item>
          <text:p text:style-name="P2">Part of an operating system that performs the lowest-level functions such as synchronization, inter process communication, and message passing</text:p>
        </text:list-item>
      </text:list>
      <text:p text:style-name="Text_20_body">3. What are the six reasons security functions should be isolated in a security kernel? Considering the <text:a xlink:type="simple" xlink:href="https://canvas.xavier.edu/courses/42475/pages/top-ten-secure-coding-practices-cert" text:style-name="Internet_20_link" text:visited-style-name="Visited_20_Internet_20_Link">Top Ten Secure Coding Practices (CERT)</text:a> which practices may be demonstrated in a security kernel?</text:p>
      <text:list xml:id="list419029673" text:style-name="L3">
        <text:list-item>
          <text:p text:style-name="P3">Coverage</text:p>
        </text:list-item>
        <text:list-item>
          <text:p text:style-name="P3">Separation</text:p>
        </text:list-item>
        <text:list-item>
          <text:p text:style-name="P3">Unity</text:p>
        </text:list-item>
        <text:list-item>
          <text:p text:style-name="P3">Modifiable</text:p>
        </text:list-item>
        <text:list-item>
          <text:p text:style-name="P3">Compactness</text:p>
        </text:list-item>
        <text:list-item>
          <text:p text:style-name="P3">Venerability</text:p>
        </text:list-item>
      </text:list>
      <text:p text:style-name="Text_20_body">4. What does a reference monitor do? What are the three key characteristics? (Side note: the Dec VAX mentioned in the book was indeed one of the most secure machines designed, helping provide it a lifespan far longer than other limited aspects of its architecture and operating system would have made it deserve.)</text:p>
      <text:list xml:id="list3503477638" text:style-name="L4">
        <text:list-item>
          <text:p text:style-name="P4">A reference monitor is the portion that controls accesses to objects.</text:p>
        </text:list-item>
        <text:list-item>
          <text:p text:style-name="P4">The three characteristics are tamper proof, unbypassable, analyzable</text:p>
        </text:list-item>
      </text:list>
      <text:p text:style-name="Text_20_body">5. Which do you think is harder to design into an operating system, correctness or completeness? Why?</text:p>
      <text:list xml:id="list3503127154" text:style-name="L5">
        <text:list-item>
          <text:p text:style-name="P5">Correctness implies that because an OS controls the interactions between subjects and objects, security must be considered in all portions.</text:p>
        </text:list-item>
        <text:list-item>
          <text:p text:style-name="P5">Completeness implies that security functionality be included in all places necessary.</text:p>
        </text:list-item>
        <text:list-item>
          <text:p text:style-name="P5">With this being said you cannot have completeness without correctness if you don't know where security must be considered making completeness more difficult to come by</text:p>
        </text:list-item>
      </text:list>
      <text:p text:style-name="Text_20_body"><text:soft-page-break/>6. Besides the four design properties of trusted systems, the book also describes eight design principles. Provide at least three ways the four design principles are demonstrations of a design principle for trusted systems. </text:p>
      <text:list xml:id="list3682840516" text:style-name="L6">
        <text:list-item>
          <text:p text:style-name="P6">Simplicity of design is related to an open designed</text:p>
        </text:list-item>
        <text:list-item>
          <text:p text:style-name="P6">Layered design is related to least privilege</text:p>
        </text:list-item>
        <text:list-item>
          <text:p text:style-name="P6">Reference monitor is related to permission based</text:p>
        </text:list-item>
      </text:list>
      <text:p text:style-name="Text_20_body">7. What are the three characteristics of a trusted system? </text:p>
      <text:list xml:id="list4136998476" text:style-name="L7">
        <text:list-item>
          <text:p text:style-name="P7">A defined policy that details what security qualities come with it</text:p>
        </text:list-item>
        <text:list-item>
          <text:p text:style-name="P7">Appropriate measures and mechanisms by which it can enforce that security adequately</text:p>
        </text:list-item>
        <text:list-item>
          <text:p text:style-name="P7">Independent scrutiny or evaluation to ensure that the mechanisms have been selected and implemented properly so that the security policy is in fact enforced</text:p>
        </text:list-item>
      </text:list>
      <text:p text:style-name="Text_20_body">8. What is the Orange Book? What has replaced it?</text:p>
      <text:list xml:id="list2000441473" text:style-name="L8">
        <text:list-item>
          <text:p text:style-name="P8">The Orange Bookwas the first attempt to codify principles and requirements for secure computing systems and was later replaced by the CCITSE</text:p>
        </text:list-item>
      </text:list>
      <text:p text:style-name="Text_20_body">9. Which of the four basic interactions of a Trusted Computing Base have we not discussed in this overview of operating systems?</text:p>
      <text:list xml:id="list3135690531" text:style-name="L9">
        <text:list-item>
          <text:p text:style-name="P9">Process activation</text:p>
        </text:list-item>
        <text:list-item>
          <text:p text:style-name="P9">Execution domain switching</text:p>
        </text:list-item>
        <text:list-item>
          <text:p text:style-name="P9">Memory protection</text:p>
        </text:list-item>
        <text:list-item>
          <text:p text:style-name="P9">I/O operation</text:p>
        </text:list-item>
      </text:list>
      <text:p text:style-name="Text_20_body">10. In what way is ctrl-alt-delete an example of a Trusted Path?</text:p>
      <text:list xml:id="list2731503532" text:style-name="L11">
        <text:list-item>
          <text:p text:style-name="P11">The user is already logged in so they are allowed to delete/cancel third party applications</text:p>
        </text:list-item>
      </text:list>
      <text:p text:style-name="Text_20_body">11. Consider two operating systems with the same feature. What is the difference the system with Common Criteria assurance level 1 for the feature versus the system with Common Criteria assurance level 5 for the feature?</text:p>
      <text:list xml:id="list3155888398" text:style-name="L10">
        <text:list-item>
          <text:p text:style-name="P10">The lowest level of assurance is level 1. Meaning a lot less features would be implemented than in level 5</text:p>
        </text:list-item>
      </text:list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3:57:54.355634557</meta:creation-date>
    <meta:generator>LibreOffice/6.1.2.1$Linux_X86_64 LibreOffice_project/10$Build-1</meta:generator>
    <dc:date>2019-02-21T14:35:20.829038726</dc:date>
    <meta:editing-duration>PT26M10S</meta:editing-duration>
    <meta:editing-cycles>2</meta:editing-cycles>
    <meta:document-statistic meta:table-count="0" meta:image-count="0" meta:object-count="0" meta:page-count="2" meta:paragraph-count="45" meta:word-count="523" meta:character-count="3179" meta:non-whitespace-character-count="2726"/>
  </office:meta>
</office:document-meta>
</file>